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9B0000005FE7C77C31.jpg" manifest:media-type="image/jpeg"/>
  <manifest:file-entry manifest:full-path="Pictures/10000000000005E200000479330430D4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417b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svg:stroke-color="#00417b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000000" draw:opacity="88%"/>
    </style:style>
    <style:style style:name="gr11" style:family="graphic" style:parent-style-name="standard">
      <style:graphic-properties draw:stroke="none" draw:fill="solid" draw:fill-color="#c0c0c0" draw:opacity="100%"/>
    </style:style>
    <style:style style:name="gr12" style:family="graphic" style:parent-style-name="standard">
      <style:graphic-properties draw:stroke="none" draw:fill="solid" draw:fill-color="#a9a9a9" draw:opacity="79%"/>
    </style:style>
    <style:style style:name="gr13" style:family="graphic" style:parent-style-name="standard">
      <style:graphic-properties draw:stroke="none" draw:fill="gradient" draw:fill-gradient-name="gradient-1" draw:opacity="79%" draw:opacity-name="gradient-2"/>
    </style:style>
    <style:style style:name="gr14" style:family="graphic" style:parent-style-name="standard">
      <style:graphic-properties draw:stroke="none" draw:fill="solid" draw:fill-color="#696969" draw:opacity="59%"/>
    </style:style>
    <style:style style:name="gr15" style:family="graphic" style:parent-style-name="standard">
      <style:graphic-properties draw:stroke="none" draw:fill="gradient" draw:fill-gradient-name="gradient-3" draw:opacity="79%" draw:opacity-name="gradient-4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none" draw:fill="none" fo:min-height="0.301cm"/>
    </style:style>
    <style:style style:name="gr18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9" style:family="graphic" style:parent-style-name="standard">
      <style:graphic-properties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02cm" svg:stroke-color="#0000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2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24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25" style:family="graphic" style:parent-style-name="standard">
      <style:graphic-properties svg:stroke-width="0.102cm" svg:stroke-color="#00417b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417b" draw:fill="none" draw:fill-color="#ffffff" draw:auto-grow-height="true" draw:auto-grow-width="false" fo:max-height="0cm" fo:min-height="0cm"/>
    </style:style>
    <style:style style:name="pr1" style:family="presentation" style:parent-style-name="Title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1.946cm"/>
    </style:style>
    <style:style style:name="pr3" style:family="presentation" style:parent-style-name="Default-outline1">
      <style:graphic-properties fo:min-height="17.46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1.904cm"/>
    </style:style>
    <style:style style:name="pr6" style:family="presentation" style:parent-style-name="Default-outline1">
      <style:graphic-properties fo:min-height="17.95cm"/>
    </style:style>
    <style:style style:name="pr7" style:family="presentation" style:parent-style-name="Default-notes">
      <style:graphic-properties draw:fill-color="#ffffff" fo:min-height="13.114cm"/>
    </style:style>
    <style:style style:name="pr8" style:family="presentation" style:parent-style-name="No_20_Logo-title">
      <style:graphic-properties draw:auto-grow-height="true" fo:min-height="1.904cm"/>
    </style:style>
    <style:style style:name="pr9" style:family="presentation" style:parent-style-name="No_20_Logo-outline1">
      <style:graphic-properties fo:min-height="16.121cm"/>
    </style:style>
    <style:style style:name="pr10" style:family="presentation" style:parent-style-name="No_20_Logo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1.904cm"/>
    </style:style>
    <style:style style:name="pr12" style:family="presentation" style:parent-style-name="Default-outline1">
      <style:graphic-properties fo:min-height="15.262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3.61cm"/>
    </style:style>
    <style:style style:name="pr15" style:family="presentation" style:parent-style-name="Default-outline1">
      <style:graphic-properties fo:min-height="16.121cm"/>
    </style:style>
    <style:style style:name="pr16" style:family="presentation" style:parent-style-name="Default-notes">
      <style:graphic-properties draw:fill-color="#ffffff" fo:min-height="12.572cm"/>
    </style:style>
    <style:style style:name="pr17" style:family="presentation" style:parent-style-name="No_20_Logo-title">
      <style:graphic-properties draw:auto-grow-height="true" fo:min-height="1.946cm"/>
    </style:style>
    <style:style style:name="pr18" style:family="presentation" style:parent-style-name="No_20_Logo-outline1">
      <style:graphic-properties fo:min-height="17.95cm"/>
    </style:style>
    <style:style style:name="pr19" style:family="presentation" style:parent-style-name="Default-title">
      <style:graphic-properties draw:fill-color="#ffffff" draw:auto-grow-height="true" fo:min-height="1.904cm"/>
    </style:style>
    <style:style style:name="pr20" style:family="presentation" style:parent-style-name="Default-outline1">
      <style:graphic-properties draw:fill-color="#ffffff" fo:min-height="15.523cm"/>
    </style:style>
    <style:style style:name="pr21" style:family="presentation" style:parent-style-name="Default-outline1">
      <style:graphic-properties fo:min-height="16.315cm"/>
    </style:style>
    <style:style style:name="P1" style:family="paragraph">
      <style:text-properties fo:font-family="arial" style:font-family-generic="swiss" fo:font-style="italic" style:font-style-asian="italic" style:font-style-complex="italic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arial" style:font-family-generic="swiss"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fo:color="#314004" fo:font-size="18pt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end"/>
      <style:text-properties fo:font-size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00417b" fo:font-size="18pt"/>
    </style:style>
    <style:style style:name="P12" style:family="paragraph">
      <style:text-properties fo:color="#333333" fo:font-size="96pt" style:font-size-asian="96pt" style:font-size-complex="96pt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text-align="start"/>
      <style:text-properties fo:font-size="17pt" style:font-size-asian="17pt" style:font-size-complex="17pt"/>
    </style:style>
    <style:style style:name="P15" style:family="paragraph">
      <style:text-properties fo:font-size="18pt" fo:font-style="italic" style:font-style-asian="italic" style:font-style-complex="italic"/>
    </style:style>
    <style:style style:name="P1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1.2cm" fo:margin-right="0cm" fo:text-indent="-0.9cm"/>
      <style:text-properties fo:font-size="26pt" style:font-size-asian="32pt" style:font-size-complex="32pt"/>
    </style:style>
    <style:style style:name="P19" style:family="paragraph">
      <style:text-properties fo:color="#00417b" fo:font-size="18pt"/>
    </style:style>
    <style:style style:name="P20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000000" style:text-outline="false" style:text-line-through-style="none" fo:font-family="Helvetica, Arial" fo:font-size="32pt" fo:font-style="normal" fo:text-shadow="none" style:text-underline-style="none" fo:font-weight="bold" style:letter-kerning="true" style:font-family-asian="'Lohit Hindi'" style:font-pitch-asian="variable" style:font-size-asian="32pt" style:font-style-asian="normal" style:font-weight-asian="bold" style:font-family-complex="'Droid Sans Fallback'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arial" style:font-family-generic="swiss" fo:font-size="24pt" fo:font-style="italic" fo:text-shadow="none" style:text-underline-style="none" fo:font-weight="bold" style:letter-kerning="true" style:font-family-asian="'Lohit Hindi'" style:font-pitch-asian="variable" style:font-size-asian="24pt" style:font-style-asian="italic" style:font-weight-asian="bold" style:font-family-complex="'Droid Sans Fallback'" style:font-family-generic-complex="swiss" style:font-pitch-complex="variable" style:font-size-complex="26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style:font-family-generic="swiss" fo:font-size="14pt" fo:font-style="italic" fo:text-shadow="none" style:text-underline-style="none" fo:font-weight="bold" style:letter-kerning="true" style:font-family-asian="'Lohit Hindi'" style:font-pitch-asian="variable" style:font-size-asian="14pt" style:font-style-asian="italic" style:font-weight-asian="bold" style:font-family-complex="'Droid Sans Fallback'" style:font-family-generic-complex="swiss" style:font-pitch-complex="variable" style:font-size-complex="15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314004" fo:font-size="11pt" style:font-size-asian="11pt" style:font-size-complex="11pt"/>
    </style:style>
    <style:style style:name="T5" style:family="text">
      <style:text-properties fo:color="#800000"/>
    </style:style>
    <style:style style:name="T6" style:family="text">
      <style:text-properties fo:color="#008000"/>
    </style:style>
    <style:style style:name="T7" style:family="text">
      <style:text-properties fo:color="#94006b"/>
    </style:style>
    <style:style style:name="T8" style:family="text">
      <style:text-properties fo:font-size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417b" fo:font-size="18pt"/>
    </style:style>
    <style:style style:name="T11" style:family="text">
      <style:text-properties fo:color="#00417b"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color="#008000" fo:font-size="18pt"/>
    </style:style>
    <style:style style:name="T13" style:family="text">
      <style:text-properties fo:color="#333333" fo:font-size="96pt" style:font-size-asian="96pt" style:font-size-complex="96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417b" fo:font-size="28pt" style:font-size-asian="28pt" style:font-size-complex="28pt"/>
    </style:style>
    <style:style style:name="T16" style:family="text">
      <style:text-properties fo:color="#008000" fo:font-size="28pt" style:font-size-asian="28pt" style:font-size-complex="28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color="#ff950e" fo:font-size="28pt" style:font-size-asian="28pt" style:font-size-complex="28pt"/>
    </style:style>
    <style:style style:name="T19" style:family="text">
      <style:text-properties fo:color="#94006b" fo:font-size="28pt" style:font-size-asian="28pt" style:font-size-complex="28pt"/>
    </style:style>
    <style:style style:name="T20" style:family="text">
      <style:text-properties fo:color="#000000" fo:font-size="28pt" style:font-size-asian="28pt" style:font-size-complex="28pt"/>
    </style:style>
    <style:style style:name="T21" style:family="text">
      <style:text-properties fo:color="#ff950e"/>
    </style:style>
    <style:style style:name="T22" style:family="text">
      <style:text-properties fo:color="#003082"/>
    </style:style>
    <style:style style:name="T23" style:family="text">
      <style:text-properties fo:color="#800080"/>
    </style:style>
    <style:style style:name="T24" style:family="text">
      <style:text-properties fo:color="#00417b" fo:font-size="17pt" style:font-size-asian="17pt" style:font-size-complex="17pt"/>
    </style:style>
    <style:style style:name="T25" style:family="text">
      <style:text-properties fo:font-size="17pt" style:font-size-asian="17pt" style:font-size-complex="17pt"/>
    </style:style>
    <style:style style:name="T26" style:family="text">
      <style:text-properties fo:color="#008000" fo:font-size="17pt" style:font-size-asian="17pt" style:font-size-complex="17pt"/>
    </style:style>
    <style:style style:name="T27" style:family="text">
      <style:text-properties fo:color="#ff950e" fo:font-size="17pt" style:font-size-asian="17pt" style:font-size-complex="17pt"/>
    </style:style>
    <style:style style:name="T28" style:family="text">
      <style:text-properties fo:color="#000000" fo:font-size="17pt" style:font-size-asian="17pt" style:font-size-complex="17pt"/>
    </style:style>
    <style:style style:name="T29" style:family="text">
      <style:text-properties fo:font-size="18pt" fo:font-style="italic" style:font-style-asian="italic" style:font-style-complex="italic"/>
    </style:style>
    <style:style style:name="T30" style:family="text">
      <style:text-properties fo:font-size="26pt" style:font-size-asian="32pt" style:font-size-complex="32pt"/>
    </style:style>
    <style:style style:name="T31" style:family="text">
      <style:text-properties fo:color="#00337f" style:text-outline="false" style:text-line-through-style="none" style:text-position="0% 100%" fo:font-family="'Liberation Sans'" style:font-family-generic="swiss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 PL ShanHeiSun Uni'" style:font-family-generic-asian="system" style:font-pitch-asian="variable" style:font-size-asian="18pt" style:language-asian="zxx" style:country-asian="none" style:font-style-asian="normal" style:font-weight-asian="normal" style:font-family-complex="Lucidasans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32" style:family="text">
      <style:text-properties fo:color="#008000" style:text-outline="false" style:text-line-through-style="none" style:text-position="0% 100%" fo:font-family="'Liberation Sans'" style:font-family-generic="swiss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 PL ShanHeiSun Uni'" style:font-family-generic-asian="system" style:font-pitch-asian="variable" style:font-size-asian="18pt" style:language-asian="zxx" style:country-asian="none" style:font-style-asian="normal" style:font-weight-asian="normal" style:font-family-complex="Lucidasans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33" style:family="text">
      <style:text-properties fo:color="#ff00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layer="layout" svg:width="12.896cm" svg:height="1.707cm" svg:x="0.268cm" svg:y="0.253cm">
          <draw:text-box>
            <text:p><text:span text:style-name="T1">XML Kurs for eArkivar</text:span></text:p>
          </draw:text-box>
        </draw:frame>
        <draw:frame draw:style-name="gr1" draw:text-style-name="P1" draw:layer="layout" svg:width="16.035cm" svg:height="1.24cm" svg:x="2.628cm" svg:y="2.328cm">
          <draw:text-box>
            <text:p><text:span text:style-name="T2">Time 5 : Navnerom og prosessering</text:span></text:p>
          </draw:text-box>
        </draw:frame>
        <draw:frame draw:style-name="gr2" draw:text-style-name="P3" draw:layer="layout" svg:width="7.151cm" svg:height="0.882cm" svg:x="20.849cm" svg:y="20.118cm">
          <draw:text-box>
            <text:p text:style-name="P2"><text:span text:style-name="T3">Trondheim 11/10/201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4" draw:text-style-name="P4" draw:layer="layout" svg:width="27.557cm" svg:height="1.922cm" svg:x="0.15cm" svg:y="19.045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1.946cm" svg:x="1.4cm" svg:y="0.337cm" presentation:class="title">
          <draw:text-box>
            <text:p>Hva et XML dokument består av</text:p>
          </draw:text-box>
        </draw:frame>
        <draw:frame presentation:style-name="pr3" draw:layer="layout" svg:width="25.199cm" svg:height="17.716cm" svg:x="0.5cm" svg:y="2.88cm" presentation:class="outline" presentation:user-transformed="true">
          <draw:text-box>
            <text:list text:style-name="L3">
              <text:list-item>
                <text:p>Prologen består av:</text:p>
                <text:list>
                  <text:list-item>
                    <text:p>XML deklarasjon</text:p>
                    <text:p/>
                  </text:list-item>
                  <text:list-item>
                    <text:p>Kommentarer </text:p>
                    <text:p/>
                  </text:list-item>
                  <text:list-item>
                    <text:p>Blanke linjer</text:p>
                    <text:p/>
                  </text:list-item>
                  <text:list-item>
                    <text:p>Struktur valideringsinformasjon</text:p>
                    <text:p/>
                  </text:list-item>
                  <text:list-item>
                    <text:p>Prosessorinstruksjoner </text:p>
                    <text:list>
                      <text:list-item>
                        <text:p>feks stilinformasjon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4" draw:layer="layout" svg:width="11.178cm" svg:height="15.761cm" svg:x="16.766cm" svg:y="4.8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0.64cm" svg:height="4.913cm" svg:x="17.024cm" svg:y="5.0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0.64cm" svg:height="10.082cm" svg:x="17.024cm" svg:y="10.17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0.303cm" svg:height="0.683cm" svg:x="17.152cm" svg:y="5.12cm">
          <draw:text-box>
            <text:p><text:span text:style-name="T4">&lt;?xml version="1.0" encoding="UTF-8"?&gt;</text:span></text:p>
          </draw:text-box>
        </draw:frame>
        <draw:frame draw:style-name="gr7" draw:text-style-name="P5" draw:layer="layout" svg:width="10.483cm" svg:height="3.275cm" svg:x="17.152cm" svg:y="5.667cm">
          <draw:text-box>
            <text:p><text:span text:style-name="T4">&lt;!-- Dette er et eksempel kommentar --&gt; </text:span></text:p>
            <text:p><text:span text:style-name="T4"/></text:p>
            <text:p><text:span text:style-name="T4"/></text:p>
            <text:p><text:span text:style-name="T4"/></text:p>
            <text:p><text:span text:style-name="T4">&lt;!DOCTYPE arkiv SYSTEM "http://www.kdrs.no/dtd/arkiv.dtd"&gt;</text:span></text:p>
            <text:p><text:span text:style-name="T4"/></text:p>
          </draw:text-box>
        </draw:frame>
        <draw:frame draw:style-name="gr7" draw:text-style-name="P5" draw:layer="layout" svg:width="10.303cm" svg:height="0.683cm" svg:x="17.152cm" svg:y="8.868cm">
          <draw:text-box>
            <text:p><text:span text:style-name="T4">&lt;?xml-stylesheet href="arkiv.css" type="text/css"?&gt;</text:span></text:p>
          </draw:text-box>
        </draw:frame>
        <draw:line draw:style-name="gr8" draw:text-style-name="P4" draw:layer="layout" svg:x1="11.314cm" svg:y1="16.628cm" svg:x2="17.335cm" svg:y2="9.374cm">
          <text:p/>
        </draw:line>
        <draw:line draw:style-name="gr8" draw:text-style-name="P4" draw:layer="layout" svg:x1="9.808cm" svg:y1="13.708cm" svg:x2="17.221cm" svg:y2="7.914cm">
          <text:p/>
        </draw:line>
        <draw:line draw:style-name="gr8" draw:text-style-name="P4" draw:layer="layout" svg:x1="8.554cm" svg:y1="11.314cm" svg:x2="17.358cm" svg:y2="6.82cm">
          <text:p/>
        </draw:line>
        <draw:line draw:style-name="gr8" draw:text-style-name="P4" draw:layer="layout" svg:x1="9.124cm" svg:y1="8.234cm" svg:x2="17.221cm" svg:y2="5.976cm">
          <text:p/>
        </draw:line>
        <draw:line draw:style-name="gr8" draw:text-style-name="P4" draw:layer="layout" svg:x1="10.447cm" svg:y1="5.314cm" svg:x2="17.335cm" svg:y2="5.474cm">
          <text:p/>
        </draw:line>
        <presentation:notes draw:style-name="dp4">
          <draw:page-thumbnail draw:style-name="gr3" draw:layer="layout" svg:width="13.968cm" svg:height="10.476cm" svg:x="3.81cm" svg:y="2.123cm" draw:page-number="2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1.904cm" svg:x="1.4cm" svg:y="0.837cm" presentation:class="title">
          <draw:text-box>
            <text:list text:style-name="L2">
              <text:list-header>
                <text:p>Prosesseringsinstruksjoner</text:p>
              </text:list-header>
            </text:list>
          </draw:text-box>
        </draw:frame>
        <draw:frame presentation:style-name="pr6" draw:layer="layout" svg:width="25.199cm" svg:height="15.512cm" svg:x="1.4cm" svg:y="3.146cm" presentation:class="outline">
          <draw:text-box>
            <text:list text:style-name="L3">
              <text:list-item>
                <text:p>Prosesseringsinstruksjoner er ikke en del av et XML dokument</text:p>
                <text:list>
                  <text:list-item>
                    <text:p>angir instruksjoner til en (ekstern) applikasjon som skal prosessere XML dokumentet</text:p>
                    <text:list>
                      <text:list-item>
                        <text:p>Feks konvertere det til et annet format</text:p>
                      </text:list-item>
                    </text:list>
                  </text:list-item>
                  <text:list-item>
                    <text:p>Begynner med </text:p>
                    <text:list>
                      <text:list-item>
                        <text:p><text:span text:style-name="T5">&lt;?</text:span> og avsluttes med <text:span text:style-name="T5">?&gt;</text:span></text:p>
                      </text:list-item>
                    </text:list>
                  </text:list-item>
                  <text:list-item>
                    <text:p text:style-name="P7">Eksempel: </text:p>
                    <text:list>
                      <text:list-item>
                        <text:p text:style-name="P7"><text:span text:style-name="T5">&lt;?xml-stylesheet</text:span> <text:span text:style-name="T6">href</text:span>="<text:span text:style-name="T7">arkiv.css</text:span>" <text:span text:style-name="T6">type</text:span>="<text:span text:style-name="T7">text/css</text:span>"<text:span text:style-name="T5">?&gt;</text:span></text:p>
                      </text:list-item>
                      <text:list-item>
                        <text:p text:style-name="P7">XML filen blir formatert på bakrgunn av css format instruksjoner angitt i filen arkiv.cs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848cm" svg:height="11.135cm" svg:x="3.075cm" svg:y="2.257cm" draw:page-number="3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No_20_Logo" presentation:presentation-page-layout-name="AL2T1">
        <office:forms form:automatic-focus="false" form:apply-design-mode="false"/>
        <draw:frame presentation:style-name="pr8" draw:layer="layout" svg:width="25.199cm" svg:height="1.904cm" svg:x="1.4cm" svg:y="0.837cm" presentation:class="title">
          <draw:text-box>
            <text:list text:style-name="L2">
              <text:list-header>
                <text:p>Prosesseringsinstruksjoner</text:p>
              </text:list-header>
            </text:list>
          </draw:text-box>
        </draw:frame>
        <draw:custom-shape draw:style-name="gr9" draw:text-style-name="P8" xml:id="id1" draw:id="id1" draw:layer="layout" svg:width="3.216cm" svg:height="3.376cm" svg:x="9.215cm" svg:y="7.946cm">
          <text:p text:style-name="P4"><text:span text:style-name="T8">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2" draw:id="id2">
          <draw:g>
            <draw:path draw:style-name="gr10" draw:layer="layout" svg:width="2.482cm" svg:height="2.601cm" svg:x="11.707cm" svg:y="13.175cm" svg:viewBox="0 0 2483 2602" svg:d="m1412 0c-15 113-107 201-219 201-106 0-195-79-216-184-78 18-153 43-225 75 40 105 1 227-95 285-89 54-199 36-268-38-48 47-93 98-134 153 86 70 112 197 56 299-53 96-163 138-260 104-24 75-41 153-51 234 112 11 199 110 199 230 0 113-77 207-180 227 8 36 17 72 27 107 20-6 40-8 61-8 74 2 146 43 186 116 55 99 32 223-49 293 45 62 95 120 150 173 41-53 103-82 166-84 39-1 78 9 115 31 100 61 138 193 88 301 68 30 140 53 214 70 21-105 110-184 216-184 112 0 204 88 219 201 67-10 132-25 195-45-33-102 6-218 99-274 33-20 69-30 105-31 71-2 141 33 185 97 63-51 122-108 176-170-77-71-98-192-44-288 40-73 111-114 186-116 30-1 60 5 89 17 25-67 46-136 61-208-96-26-167-117-167-225 0-115 81-211 186-229-15-117-44-230-87-336-102 52-228 12-286-93-54-99-31-222 49-293-48-54-101-105-157-150-68 84-185 108-279 51-88-53-127-161-103-260-67-22-137-39-208-49zm-171 836c8 0 16 1 23 1 30 1 60 6 88 14 7 2 14 4 21 6 14 5 27 10 41 16 6 3 13 6 19 9 4 2 7 4 10 5 0 1 1 1 1 1 5 2 9 5 13 7 5 3 10 6 14 9 12 8 24 16 35 25 5 3 9 7 13 10 3 2 5 4 8 7s6 6 10 9c6 6 12 11 18 18 3 4 7 8 11 12v0c2 2 3 4 5 5 4 5 8 11 12 16 1 1 2 2 4 4 3 4 6 9 9 13 4 6 8 11 12 17 5 8 10 17 15 25 3 5 5 10 8 15 7 13 13 26 19 40 2 6 4 12 7 18 0 1 0 2 0 3 2 5 4 11 6 17 0 0 0 1 0 2 1 2 2 4 2 7 2 5 4 11 5 16 0 2 1 4 1 5 1 4 2 8 3 12 1 5 2 10 3 15 0 1 0 1 0 1 0 1 0 1 0 2 1 5 2 11 3 17v1c0 2 0 3 0 4 1 6 2 11 2 17 1 6 1 13 2 20 0 8 0 16 0 24 0 16 0 32-2 47 0 1 0 1 0 1-1 7-2 15-3 23v0c-1 7-2 15-4 22 0 1 0 1 0 1 0 3-1 7-2 11-1 3-2 7-3 11v0c-1 8-3 15-6 22v0c-4 15-9 29-14 43-6 14-12 27-19 40v0c-7 14-14 26-22 39v0c-4 6-8 12-13 18v0c-4 6-8 12-13 17 0 1 0 1 0 1-18 23-38 44-60 63-22 18-45 35-70 49-13 8-26 14-39 20-14 6-27 11-41 16-7 2-14 4-21 6-28 8-58 12-88 14-7 0-15 1-23 1-7 0-15-1-22-1-31-2-60-6-88-14-7-2-14-4-21-6-14-5-28-10-41-16s-26-12-39-20c-6-3-12-7-18-11s-12-8-18-12-12-8-18-13c-11-9-22-18-32-28-6-5-11-10-16-16-5-5-10-10-14-16v0c-5-5-10-11-14-17-5-5-9-11-14-17-4-6-8-12-12-18-8-13-15-26-22-39s-13-26-19-40v0c-2-7-5-14-8-21v0c-2-8-4-15-6-22s-4-14-6-22c0 0-1 0-1-1-1-7-3-13-4-20 0-2-1-3-1-5-1-5-2-10-3-14 0-3 0-5-1-8v0c-1-7-1-13-2-20 0 0 0-2 0-3-1-6-1-13-2-20v-1c0-8 0-16 0-24s0-16 0-24c1-8 1-16 2-23v0c1-8 2-16 3-24v0c1-8 2-15 4-23v0c1-7 3-15 4-22v0c2-7 4-15 7-22v0c2-8 4-15 6-22 2-5 4-10 6-15 0-1 1-2 1-2 1-3 2-6 3-8 2-4 3-8 5-11 1-3 3-6 4-8 2-6 5-12 8-17v-1c3-6 7-13 11-19 3-6 7-13 11-19s8-12 12-18v0c5-6 9-12 14-17v0c4-6 9-12 14-17 14-17 29-32 46-47 22-18 45-35 70-50 13-7 26-13 39-19s27-11 41-16c7-2 14-4 21-6 28-8 57-13 88-14 7 0 15-1 22-1z">
              <text:p/>
            </draw:path>
            <draw:path draw:style-name="gr11" draw:layer="layout" svg:width="2.589cm" svg:height="2.589cm" svg:x="11.654cm" svg:y="13.181cm" svg:viewBox="0 0 2590 2590" svg:d="m1472 0c-15 113-111 200-228 200-111 0-203-78-225-183-81 18-160 43-235 75 41 104 1 226-99 283-93 54-207 36-279-37-50 47-97 97-140 152 90 69 116 196 58 297-55 96-170 137-271 104-25 75-42 152-53 232 117 12 208 110 208 230 0 112-81 206-188 226 8 36 17 71 28 106 21-5 42-8 63-8 78 2 153 44 195 116 57 98 33 221-52 292 47 62 100 119 157 172 43-53 107-82 173-84 40-1 82 9 119 31 105 61 144 192 93 299 71 30 146 53 223 70 22-105 114-183 225-183 117 0 213 87 228 200 70-9 138-24 204-44-34-103 6-218 103-274 35-20 72-29 109-31 75-1 148 33 194 97 66-50 127-107 183-169-80-71-102-191-46-287 42-72 117-113 194-115 31-1 63 5 93 17 27-67 48-136 64-207-100-26-174-116-174-224 0-115 84-210 194-228-16-117-46-229-91-335-107 52-238 13-298-92-57-99-33-221 50-292-50-54-104-104-163-149-71 83-193 107-291 50-91-53-133-160-107-258-70-22-143-39-218-49zm-177 833c8 0 16 0 23 0 32 2 63 6 92 14 8 2 15 4 22 6 15 5 29 10 43 16 6 3 13 6 20 9 3 2 7 4 10 5 1 1 1 1 1 1 5 2 9 5 14 7 5 3 9 6 14 9 13 7 25 16 37 25 5 3 9 6 13 10 3 2 6 4 8 6 4 3 7 6 11 9 6 6 12 12 18 18 4 4 8 8 12 12v0c2 2 4 4 5 6 5 5 9 10 13 15 1 1 2 3 4 4 3 5 7 9 10 13 4 6 8 12 12 17 5 8 11 17 16 25 2 5 5 10 8 15 7 13 13 26 19 40 3 6 5 12 8 18 0 1 0 2 0 2 2 6 4 11 6 17 0 1 1 2 1 2 1 3 1 5 2 7 1 6 3 11 5 17 0 2 0 3 1 5 1 4 2 8 2 12 2 5 3 10 4 15v0c0 1 0 1 0 2 1 6 2 12 3 18v0c0 2 0 3 1 4 0 6 1 11 1 17 1 7 2 14 2 20 1 8 1 16 1 24 0 16-1 32-3 47v0c-1 8-1 16-3 23v0c-1 8-2 16-4 23v0c0 4-1 8-2 11s-2 8-3 11c0 1 0 1 0 1-2 7-4 14-6 22v0c-5 14-10 28-16 42s-12 27-19 40v1c-7 13-15 25-23 37v1c-4 6-9 12-13 18v0c-5 6-9 11-14 17v0c-19 23-40 44-63 63-22 19-47 36-73 50-13 7-27 13-40 19s-28 11-43 16c-7 2-14 4-22 6-29 8-60 12-92 14-7 0-15 0-23 0s-16 0-24 0c-32-2-62-6-92-14-7-2-14-4-22-6-14-5-28-10-42-16s-27-12-40-19c-7-4-13-8-20-12-6-3-12-8-19-12-6-4-12-8-18-13-11-8-23-18-34-28-5-5-11-10-16-15s-10-10-15-16v0c-5-6-10-11-15-17-4-6-9-12-13-17s-9-12-13-19c-9-12-16-24-23-38s-14-26-20-40v0c-3-7-6-14-8-21v0c-3-7-5-14-7-21-3-8-4-15-6-22-1 0-1-1-1-2-1-6-3-13-4-20-1-1-1-3-1-5-1-4-2-9-3-14 0-2-1-5-1-7v-1c-1-6-2-12-3-19 0-1 0-2 0-3-1-6-1-13-1-20l-1-1c0-8 0-16 0-24s0-16 0-24c1-8 1-15 2-23v0c1-8 2-16 3-23v0c1-8 3-15 4-23v0c2-8 4-15 5-22v-1c2-7 4-14 7-21v0c2-8 4-15 7-22 2-5 4-10 6-16 0 0 1-1 1-2 1-2 2-4 3-7 2-4 4-8 5-12 1-2 2-5 4-7 3-6 6-12 9-17v-1c3-6 7-12 11-19 4-6 8-12 12-19 4-6 8-12 13-18v0c4-6 9-11 13-17v0c5-6 10-11 15-17 15-16 31-32 48-46 23-19 47-35 74-50 13-7 26-13 40-19s28-11 42-16c8-2 15-4 22-6 30-8 60-12 92-14 8 0 16 0 24 0z">
              <text:p/>
            </draw:path>
            <draw:path draw:style-name="gr12" draw:layer="layout" svg:width="2.128cm" svg:height="2.13cm" svg:x="11.885cm" svg:y="13.411cm" svg:viewBox="0 0 2129 2131" svg:d="m1064 0c-587 0-1064 477-1064 1066 0 587 477 1065 1064 1065s1065-478 1065-1065c0-589-478-1066-1065-1066zm0 603c8 0 16 0 24 0 31 2 62 7 92 14 7 2 14 4 22 7 14 4 28 9 42 15 21 9 41 19 60 31 12 8 25 16 37 25 17 13 34 28 50 44 31 31 58 67 80 106 7 13 13 26 19 40 20 49 33 101 35 157 1 8 1 16 1 24 0 15-1 31-2 47v0c-1 7-2 15-3 23v0c-1 7-3 15-4 22v1c-2 7-3 15-5 22v0c-2 7-4 15-7 22v0c-9 29-20 56-34 83-1 0 0 0 0 0-8 13-16 25-24 38v0c-4 6-8 12-12 18-1 0 0 0 0 0-5 6-10 12-14 17v1c-10 11-20 22-30 32-5 5-11 11-16 16-6 5-11 9-17 14-23 19-47 36-74 50-13 7-26 13-40 19s-28 11-42 16c-8 2-15 4-22 6-30 8-61 13-92 14-8 1-16 1-24 1s-16 0-23-1c-32-1-63-6-92-14-8-2-15-4-22-6-15-5-29-10-42-16-21-8-41-19-60-30-13-8-25-16-37-25-24-18-46-38-66-60-4-5-9-11-14-17-19-22-36-47-50-73-7-13-13-27-19-41v0c-3-7-6-14-9-21v0c-2-7-5-14-7-21-11-37-18-75-20-114 0-8-1-16-1-24 0-16 1-31 3-47 0-8 2-16 3-23v0c1-8 2-15 4-23v0c1-7 3-15 5-22v0c2-8 4-15 6-22v0c2-8 5-15 7-22 8-21 17-41 28-61 4-7 7-13 11-19 4-7 8-13 12-19s9-12 13-18v0c4-6 9-12 14-18v0c5-6 10-11 14-17 5-5 10-10 16-15 5-6 10-11 16-16 5-5 11-10 16-15 23-18 48-35 74-49 13-8 27-14 41-20 13-6 27-11 42-15 7-3 14-5 22-7 29-7 60-12 92-14 7 0 15 0 23 0z">
              <text:p/>
            </draw:path>
            <draw:path draw:style-name="gr13" draw:layer="layout" svg:width="1.975cm" svg:height="1.852cm" svg:x="12.023cm" svg:y="13.549cm" svg:viewBox="0 0 1976 1853" svg:d="m925 0c-510 0-925 415-925 927s415 926 925 926 926-415 926-926-415-927-926-927zm1 464c255 0 462 207 462 463s-207 462-462 462-462-207-462-463 207-462 462-462zm1050 1389z">
              <text:p/>
            </draw:path>
            <draw:path draw:style-name="gr14" draw:layer="layout" svg:width="1.132cm" svg:height="1.132cm" svg:x="12.382cm" svg:y="13.91cm" svg:viewBox="0 0 1133 1133" svg:d="m567 0c-313 0-567 254-567 566s254 567 567 567 566-254 566-566v-1c0-312-254-566-566-566zm0 128c242 0 439 197 439 439s-197 438-439 438-439-197-439-439 196-438 439-438z">
              <text:p/>
            </draw:path>
            <draw:path draw:style-name="gr11" draw:layer="layout" svg:width="1.105cm" svg:height="1.107cm" svg:x="12.396cm" svg:y="13.922cm" svg:viewBox="0 0 1106 1108" svg:d="m553 0c-306 0-553 248-553 554s247 554 553 554c305 0 553-248 553-554v0c0-306-248-554-553-554zm0 125c236 0 428 193 428 429s-192 429-428 429c-237 0-429-192-429-429s192-429 429-429z">
              <text:p/>
            </draw:path>
            <draw:path draw:style-name="gr10" draw:layer="layout" svg:width="1.562cm" svg:height="1.63cm" draw:transform="skewX (-0.00122173047639607) rotate (-0.262322986574748) translate (13.2886930417385cm 14.593641445908cm)" svg:viewBox="0 0 1563 1631" svg:d="m889 0c-9 71-68 126-138 126-67 0-123-49-136-115-49 11-96 27-141 47 24 66 0 142-60 179-56 33-126 22-169-24-30 29-59 61-84 95 54 44 70 124 35 188-34 60-103 86-164 65-15 47-26 96-32 147 70 7 125 69 125 144 0 71-49 130-113 142 5 23 10 45 17 67 12-3 25-5 38-5 47 1 92 27 117 73 35 62 20 139-31 184 29 39 60 75 94 108 27-33 65-52 105-53 24 0 49 6 72 20 63 38 87 121 56 188 43 19 88 34 134 44 13-66 69-115 136-115 71 0 129 55 138 126 42-6 83-16 123-28-21-64 4-137 62-172 21-13 43-19 66-20 45-1 89 21 116 61 40-32 78-67 111-106-48-45-61-120-28-181 25-46 71-72 118-73 18 0 37 3 56 11 16-42 29-86 38-131-60-15-105-73-105-141 0-72 51-132 118-143-10-74-28-144-55-211-65 33-144 8-180-58-34-62-20-139 30-183-30-35-63-66-98-94-43 52-116 67-175 32-56-34-81-101-65-163-43-14-86-25-131-31zm-108 524c5 0 10 0 14 1 19 1 38 4 56 8 4 2 9 3 13 4 9 3 17 6 26 10 4 2 8 4 12 6 2 1 4 2 6 3 0 0 0 1 1 1 3 1 5 3 8 4 3 2 6 4 9 5 7 5 15 11 22 16 3 2 5 4 8 7 1 1 3 2 5 4 2 1 4 3 6 5 4 4 7 8 11 12 3 2 5 4 7 7v0c1 1 2 3 3 4 3 3 6 6 8 9 1 1 2 2 2 3 2 3 4 5 6 8 3 4 5 7 8 11 3 5 6 10 9 15 2 3 4 6 5 10 4 8 8 16 12 25 1 4 3 8 4 11 0 1 0 1 1 2 1 3 2 7 3 10 0 1 0 1 1 2 0 1 0 3 1 4 1 4 2 7 3 11 0 1 0 2 0 3 1 2 1 5 2 7 1 3 1 6 2 10v0 1c1 4 1 7 2 11v1c0 1 0 1 0 2 1 4 1 7 1 11 1 4 1 8 1 13 0 4 1 9 1 14 0 10-1 20-2 30v0c0 5-1 10-2 15v0c0 5-1 9-2 14v0c0 3-1 5-2 7 0 2-1 5-1 7v0c-1 5-3 9-4 14v0c-3 9-6 18-9 27s-8 17-12 25v0c-4 8-9 16-14 24v0c-2 4-5 8-8 11v1c-2 3-5 7-8 10v0c-11 15-24 28-38 40s-28 22-44 31c-8 5-16 9-25 13-8 3-16 7-25 9-5 2-9 3-13 4-18 5-37 8-56 9-5 0-9 1-14 1s-10-1-14-1c-19-1-38-4-56-9-4-1-9-2-13-4-9-2-17-6-25-9-9-4-17-8-25-13-4-2-8-4-11-7s-8-5-12-7c-3-3-7-6-11-8-7-6-14-12-20-18-4-3-7-6-10-10-3-3-6-6-9-10v0c-3-3-6-7-9-10-3-4-6-8-8-11-3-4-6-8-8-12-5-7-10-15-14-24-4-8-8-16-12-25v0c-1-5-3-9-5-13 0-1 0-1 0-1-1-4-3-8-4-13s-3-9-4-13c0-1 0-1 0-2-1-4-2-8-3-12 0-1 0-2 0-3-1-3-2-6-2-9 0-2-1-3-1-5v0c0-4-1-8-1-12 0-1 0-2 0-2-1-4-1-9-1-13v-1c-1-5-1-10-1-15s0-10 1-15 0-9 1-14v0c0-5 1-10 2-15v0c0-5 1-9 2-14v0c1-5 2-10 3-14v0c1-5 3-10 4-14v0c1-5 3-9 4-14 2-3 3-6 4-10v-1c1-1 2-3 2-5 1-2 2-4 4-7 0-1 1-3 2-5 2-3 3-7 5-10v0c2-5 4-9 7-13s4-8 7-11c3-4 5-8 8-12v0c2-3 5-7 8-11v0c3-3 6-7 9-10 9-11 19-20 29-29 14-12 29-23 44-32 8-4 16-8 25-12 8-4 17-7 25-10 5-1 9-2 14-4 17-4 36-7 55-8 5-1 9-1 14-1z">
              <text:p/>
            </draw:path>
            <draw:path draw:style-name="gr11" draw:layer="layout" svg:width="1.642cm" svg:height="1.639cm" svg:x="13.011cm" svg:y="14.764cm" svg:viewBox="0 0 1643 1640" svg:d="m1139 65c-27 65-100 103-171 83-67-18-111-80-107-147-52-3-104 0-155 7 8 70-36 137-106 156-65 17-132-13-164-69-38 20-74 44-109 69 43 57 39 138-13 190-49 49-126 55-182 18-27 42-50 86-69 133 68 26 108 100 89 172-19 69-83 112-151 107-1 23-1 46 0 69 13 0 27 2 39 5 47 14 86 51 100 102 18 69-16 139-79 168 19 45 41 89 68 130 34-25 78-32 118-23 25 7 48 19 68 39 54 54 56 139 7 196 39 29 81 56 125 78 30-59 99-92 166-74 71 20 116 88 107 159 44 5 87 8 131 6-5-67 39-131 106-149 25-6 49-6 72 0 46 11 84 43 102 89 48-19 95-43 138-72-37-56-30-132 19-181 37-37 89-50 137-38 19 4 37 13 53 25 28-36 52-74 73-115-57-31-87-99-70-164 19-69 85-113 155-106 10-73 9-147-1-218-73 14-146-31-166-104-19-69 16-139 78-168-22-41-47-81-75-118-57 40-135 34-185-16-47-48-55-119-24-174-39-25-80-47-124-65zm-243 475c5 1 10 2 15 4 18 6 37 14 53 23 4 3 9 5 12 8 8 5 16 10 24 16 4 3 7 6 11 9 1 2 3 3 5 5h1c2 3 4 5 7 7 2 2 5 5 7 8 7 6 13 13 18 20 3 3 5 6 7 9 1 2 2 3 4 5 1 2 3 5 4 7 3 5 6 9 9 14 2 3 3 6 5 9v0c1 2 2 3 2 5 2 3 4 7 6 11 0 1 1 2 1 3 2 3 3 6 4 10 2 4 3 8 5 12 2 6 4 11 5 17 1 4 2 7 3 11 2 9 4 18 5 27 1 4 1 8 2 12 0 1 0 1 0 2 0 3 0 7 1 11v1c0 2 0 3 0 5 0 4 0 7 0 11 0 1 0 2 0 3 0 2 0 5 0 7 0 4-1 7-1 10v1 0c0 4-1 8-1 12v0c0 1 0 2 0 3-1 3-1 6-2 10s-2 8-2 13c-1 4-3 9-4 14-2 10-5 19-9 28v0c-2 5-3 9-5 14v0c-2 4-4 9-7 13v0c-1 2-2 4-3 6s-2 4-3 7v0c-3 4-5 8-8 12v0c-5 8-10 16-16 23-6 8-12 15-18 21v0c-7 7-14 14-21 20v0c-3 3-7 6-10 8v1c-4 3-8 5-12 8v0c-15 11-31 20-48 28s-34 14-53 18c-9 2-18 4-27 5-10 1-19 2-29 3-4 0-9 0-14 0-19 0-39-3-58-7-5-1-10-2-14-3-5-1-10-3-15-5-19-6-37-13-53-23-4-2-8-5-12-7-9-5-16-11-24-17s-14-12-21-18c-4-3-7-7-10-10s-7-7-10-10c-3-4-6-7-9-11-5-7-11-15-16-23-2-4-4-8-7-12s-5-8-7-12v0c-2-4-4-8-6-12s-4-9-5-13c-2-4-4-9-5-13-3-9-6-18-8-27s-4-18-5-28v0c-1-4-1-9-2-14v0c0-5-1-9-1-14s0-9 0-14v-1c0-4 0-9 0-13 0-1 1-2 1-3 0-3 0-6 0-9 0-2 1-3 1-5v0c0-4 1-8 1-12 1-1 1-1 1-2 0-4 1-8 2-12 0-1 0-1 0-1 1-5 3-10 4-15s3-9 4-14 3-9 5-14v0c2-5 3-9 5-13v0c2-5 4-9 6-13l1-1c2-4 4-8 6-12h1c2-4 4-8 7-12v-1c2-4 5-7 8-11 2-3 4-6 6-9 0 0 0-1 1-1 1-1 2-3 3-4 2-2 3-4 5-6 1-1 2-3 3-4 3-3 6-6 8-9v0c4-3 7-7 10-10 4-3 7-6 11-9s7-6 10-9v0c4-3 8-6 12-8v0c3-3 7-6 11-8 12-8 24-14 37-20 17-8 34-14 53-18 9-2 18-4 27-6 10-1 19-2 29-2 4 0 9 0 14 0 19 0 39 2 58 6 5 1 10 2 14 4z">
              <text:p/>
            </draw:path>
            <draw:path draw:style-name="gr12" draw:layer="layout" svg:width="1.338cm" svg:height="1.335cm" svg:x="13.163cm" svg:y="14.916cm" svg:viewBox="0 0 1339 1336" svg:d="m842 23c-357-96-724 116-819 472-96 356 117 722 474 818s724-115 819-471c96-356-117-723-474-819zm-97 365c4 1 9 3 14 4 19 6 37 14 53 24 4 2 9 4 13 7 8 5 15 11 23 16 11 9 21 19 31 29 7 7 13 14 19 21 8 11 16 22 23 34 14 24 25 51 31 78 2 9 4 18 5 27 5 33 4 67-3 101-1 5-2 10-4 14-2 10-5 19-9 28v1c-2 4-3 9-5 13v0c-2 5-4 9-6 13v0c-3 4-5 9-7 13v0c-3 4-5 8-8 12v0c-10 16-21 31-34 45v0c-7 6-14 13-21 19v0c-3 3-7 6-10 9v0c-4 3-8 6-11 8v0c-8 6-16 10-24 15-4 3-8 5-12 7s-8 4-13 6c-17 8-34 14-52 18-10 2-19 4-28 5-10 2-19 3-28 3-5 0-10 0-15 0-19 0-39-2-58-6-5-2-9-3-14-4s-10-3-15-4c-19-6-36-14-53-24-4-2-9-4-13-7-8-5-15-11-23-16-11-9-21-19-31-29-6-6-12-14-18-21-12-14-22-30-30-47-3-4-5-8-7-12-7-17-13-35-18-53-2-9-4-18-5-27v-1c-1-4-1-9-2-13v0c0-5-1-10-1-15-1-24 1-48 6-72 1-5 3-9 4-14 3-10 5-19 9-29 2-4 3-9 6-13v0c1-4 4-9 6-13v0c2-4 4-9 6-13v0c3-4 5-8 8-12v0c2-4 5-8 8-12 8-12 17-22 27-33 3-3 6-6 9-9 4-4 7-7 11-10s7-6 10-9c1 0 0 0 1 0 3-3 7-5 11-8v0c3-3 7-5 11-8 4-2 8-5 12-7s8-5 12-7 9-4 13-6c17-8 35-14 53-18 9-2 18-4 27-5 10-2 19-2 29-3 5 0 9 0 14 0 19 0 39 2 58 6 5 2 10 3 15 4z">
              <text:p/>
            </draw:path>
            <draw:path draw:style-name="gr15" draw:layer="layout" svg:width="1.242cm" svg:height="1.161cm" svg:x="13.25cm" svg:y="15.003cm" svg:viewBox="0 0 1243 1162" svg:d="m733 20c-311-83-630 101-713 410-83 310 102 629 412 712 311 84 630-100 713-410s-102-629-412-712zm-76 281c155 42 247 201 206 355s-200 247-356 205c-154-42-247-201-205-355 41-155 200-246 355-205zm586 860z">
              <text:p/>
            </draw:path>
            <draw:path draw:style-name="gr14" draw:layer="layout" svg:width="0.712cm" svg:height="0.709cm" draw:transform="skewX (0.00139626340159547) rotate (-0.260926723173153) translate (13.5801399887384cm 15.1491191461216cm)" svg:viewBox="0 0 713 710" svg:d="m356 0c-196 0-356 159-356 355s160 355 357 355 356-159 356-355v0c0-196-160-355-357-355zm0 80c153 1 277 124 277 275 0 152-124 275-276 275s-277-124-277-275c0-152 124-275 276-275z">
              <text:p/>
            </draw:path>
            <draw:path draw:style-name="gr11" draw:layer="layout" svg:width="0.694cm" svg:height="0.694cm" svg:x="13.485cm" svg:y="15.236cm" svg:viewBox="0 0 695 695" svg:d="m437 12c-185-50-376 60-425 245-50 186 61 376 246 426s376-60 425-245v-1c50-185-60-375-246-425zm-20 76c144 38 229 186 191 329s-186 229-330 190-229-186-191-329 187-229 330-190z">
              <text:p/>
            </draw:path>
          </draw:g>
        </draw:g>
        <draw:custom-shape draw:style-name="gr9" draw:text-style-name="P8" xml:id="id3" draw:id="id3" draw:layer="layout" svg:width="3.216cm" svg:height="3.376cm" svg:x="14.115cm" svg:y="7.946cm">
          <text:p text:style-name="P4"><text:span text:style-name="T8">xsl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6" draw:text-style-name="P4" draw:layer="layout" svg:x1="10.823cm" svg:y1="11.322cm" svg:x2="13.154cm" svg:y2="13.175cm" draw:start-shape="id1" draw:start-glue-point="6" draw:end-shape="id2" draw:end-glue-point="0" svg:d="m10823 11322v928h2331v925">
          <text:p/>
        </draw:connector>
        <draw:connector draw:style-name="gr16" draw:text-style-name="P4" draw:layer="layout" svg:x1="15.723cm" svg:y1="11.322cm" svg:x2="13.154cm" svg:y2="13.175cm" draw:start-shape="id3" draw:start-glue-point="6" draw:end-shape="id2" draw:end-glue-point="0" svg:d="m15723 11322v928h-2569v925">
          <text:p/>
        </draw:connector>
        <draw:custom-shape draw:style-name="gr9" draw:text-style-name="P8" draw:layer="layout" svg:width="3.216cm" svg:height="3.376cm" svg:x="11.615cm" svg:y="17.446cm">
          <text:p text:style-name="P4"><text:span text:style-name="T8">nytt</text:span></text:p>
          <text:p text:style-name="P4"><text:span text:style-name="T8">dokume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7" draw:text-style-name="P9" draw:layer="layout" svg:width="3.305cm" svg:height="0.725cm" svg:x="13.483cm" svg:y="13.213cm">
          <draw:text-box>
            <text:p text:style-name="P2"><text:span text:style-name="T9">xslt prosessor</text:span></text:p>
          </draw:text-box>
        </draw:frame>
        <draw:line draw:style-name="gr16" draw:text-style-name="P4" draw:layer="layout" svg:x1="13.252cm" svg:y1="16.431cm" svg:x2="13.229cm" svg:y2="17.526cm">
          <text:p/>
        </draw:line>
        <draw:frame presentation:style-name="pr9" draw:layer="layout" svg:width="25.199cm" svg:height="13.86cm" svg:x="1.4cm" svg:y="3.17cm" presentation:class="outline">
          <draw:text-box>
            <text:list text:style-name="L3">
              <text:list-item>
                <text:p>xslt spesifiserer hvordan xml skal prosesseres for å lage et nytt dokument</text:p>
              </text:list-item>
              <text:list-item>
                <text:p>Trenger en xslt prosessor (firefox)</text:p>
              </text:list-item>
            </text:list>
          </draw:text-box>
        </draw:frame>
        <presentation:notes draw:style-name="dp4">
          <draw:page-thumbnail draw:style-name="gr3" draw:layer="layout" svg:width="14.848cm" svg:height="11.135cm" svg:x="3.075cm" svg:y="2.257cm" draw:page-number="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1.904cm" svg:x="1.4cm" svg:y="0.837cm" presentation:class="title">
          <draw:text-box>
            <text:p>Prosessering av arkiv.xml</text:p>
          </draw:text-box>
        </draw:frame>
        <draw:frame presentation:style-name="pr12" draw:layer="layout" svg:width="25.199cm" svg:height="15.512cm" svg:x="1.4cm" svg:y="3.146cm" presentation:class="outline">
          <draw:text-box>
            <text:list text:style-name="L3">
              <text:list-item>
                <text:p>arkiv.xml har 5 mapper med tittel og offentligtittel</text:p>
                <text:list>
                  <text:list-item>
                    <text:p>arkiv_offentlig.xslt printer ut bare offentligtittel</text:p>
                  </text:list-item>
                  <text:list-item>
                    <text:p>arkiv_intern.xslt printer offentligtittel og tittel</text:p>
                  </text:list-item>
                </text:list>
              </text:list-item>
              <text:list-item>
                <text:p>Demo</text:p>
                <text:p><text:s/></text:p>
              </text:list-item>
            </text:list>
          </draw:text-box>
        </draw:frame>
        <presentation:notes draw:style-name="dp4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1.904cm" svg:x="1.4cm" svg:y="0.837cm" presentation:class="title">
          <draw:text-box>
            <text:p>Prosessering av arkiv.xml</text:p>
          </draw:text-box>
        </draw:frame>
        <draw:frame presentation:style-name="pr12" draw:layer="layout" svg:width="25.199cm" svg:height="15.512cm" svg:x="1.4cm" svg:y="3.146cm" presentation:class="outline">
          <draw:text-box>
            <text:list text:style-name="L3">
              <text:list-item>
                <text:p>Vi kan også legge til <text:s/>stilinformasjon og angi hvordan innholdet skal vises</text:p>
                <text:list>
                  <text:list-item>
                    <text:p>arkiv.cs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1.904cm" svg:x="1.4cm" svg:y="0.837cm" presentation:class="title" presentation:user-transformed="true">
          <draw:text-box>
            <text:list text:style-name="L2">
              <text:list-header>
                <text:p>Prosesseringsinstruksjoner</text:p>
              </text:list-header>
            </text:list>
          </draw:text-box>
        </draw:frame>
        <draw:frame presentation:style-name="pr14" draw:layer="layout" svg:width="25.199cm" svg:height="15.512cm" svg:x="1.4cm" svg:y="3.146cm" presentation:class="outline">
          <draw:text-box>
            <text:list text:style-name="L3">
              <text:list-item>
                <text:p>Dette er noe som kommer til å bli viktigere for fagfeltet</text:p>
              </text:list-item>
              <text:list-item>
                <text:p>Når vi lagrer XML er det for å prosessere eller bevare?</text:p>
              </text:list-item>
              <text:list-item>
                <text:p>Inntrykk at fagfeltet er veldig avhengig av RDBMS for bruk av data</text:p>
              </text:list-item>
            </text:list>
          </draw:text-box>
        </draw:frame>
        <presentation:notes draw:style-name="dp4">
          <draw:page-thumbnail draw:style-name="gr3" draw:layer="layout" svg:width="14.848cm" svg:height="11.135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1.904cm" svg:x="1.4cm" svg:y="0.837cm" presentation:class="title">
          <draw:text-box>
            <text:p>XML navnerom (namespace)</text:p>
          </draw:text-box>
        </draw:frame>
        <draw:frame presentation:style-name="pr15" draw:layer="layout" svg:width="25.199cm" svg:height="15.512cm" svg:x="1.4cm" svg:y="3.146cm" presentation:class="outline">
          <draw:text-box>
            <text:list text:style-name="L3">
              <text:list-item>
                <text:p>Navnerom brukes i XML for å hindre forvirring hvis en organisasjon bruker forskjellige XML filer der element navn blir gjenbrukt</text:p>
                <text:list>
                  <text:list-item>
                    <text:p>Feks dato</text:p>
                  </text:list-item>
                </text:list>
              </text:list-item>
              <text:list-item>
                <text:p>Oppretter en 'domene' slik at overlappende element navn ikke skaper konflikt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8" presentation:class="page"/>
          <draw:frame presentation:style-name="pr1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No_20_Logo" presentation:presentation-page-layout-name="AL2T1">
        <office:forms form:automatic-focus="false" form:apply-design-mode="false"/>
        <draw:frame presentation:style-name="pr17" draw:layer="layout" svg:width="25.199cm" svg:height="1.946cm" svg:x="1.4cm" svg:y="0.337cm" presentation:class="title" presentation:user-transformed="true">
          <draw:text-box>
            <text:p>Når bruker vi navnerom?</text:p>
          </draw:text-box>
        </draw:frame>
        <draw:frame presentation:style-name="pr18" draw:layer="layout" svg:width="25.199cm" svg:height="13.86cm" svg:x="1.4cm" svg:y="3.17cm" presentation:class="outline">
          <draw:text-box>
            <text:list text:style-name="L3">
              <text:list-item>
                <text:p>XML navnerom er en måte å unngå konflikt når to forskjellige XML filer har elementer med samme navn</text:p>
              </text:list-item>
            </text:list>
          </draw:text-box>
        </draw:frame>
        <draw:custom-shape draw:style-name="gr18" draw:text-style-name="P11" xml:id="id4" draw:id="id4" draw:layer="layout" svg:width="11.32cm" svg:height="4.19cm" svg:x="0.184cm" svg:y="7.6cm">
          <text:p text:style-name="P10"><text:span text:style-name="T10">&lt;?xml version="1.0" </text:span><text:span text:style-name="T11">encoding="UTF-8"?</text:span><text:span text:style-name="T10">&gt;</text:span></text:p>
          <text:p text:style-name="P10"><text:span text:style-name="T10">&lt;</text:span><text:span text:style-name="T12">kaffe_sort</text:span><text:span text:style-name="T10">&gt;</text:span></text:p>
          <text:p text:style-name="P10"><text:span text:style-name="T10"><text:tab/></text:span><text:span text:style-name="T10">&lt;</text:span><text:span text:style-name="T12">id</text:span><text:span text:style-name="T10">&gt;12345&lt;/</text:span><text:span text:style-name="T12">id</text:span><text:span text:style-name="T10">&gt;</text:span></text:p>
          <text:p text:style-name="P10"><text:span text:style-name="T10"><text:tab/></text:span><text:span text:style-name="T10">&lt;</text:span><text:span text:style-name="T12">navn</text:span><text:span text:style-name="T10">&gt;Kaffe Latte&lt;/</text:span><text:span text:style-name="T12">navn</text:span><text:span text:style-name="T10">&gt;</text:span></text:p>
          <text:p text:style-name="P10"><text:span text:style-name="T10">&lt;/</text:span><text:span text:style-name="T12">kaffe_sort</text:span><text:span text:style-name="T10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6" draw:id="id6" draw:layer="layout" svg:width="11.32cm" svg:height="4.194cm" svg:x="16.501cm" svg:y="7.6cm">
          <text:p text:style-name="P10"><text:span text:style-name="T10">&lt;?xml version="1.0" </text:span><text:span text:style-name="T11">encoding="UTF-8"</text:span><text:span text:style-name="T10">?&gt;</text:span></text:p>
          <text:p text:style-name="P10"><text:span text:style-name="T10">&lt;</text:span><text:span text:style-name="T12">kunde</text:span><text:span text:style-name="T10">&gt;</text:span></text:p>
          <text:p text:style-name="P10"><text:span text:style-name="T10"><text:tab/></text:span><text:span text:style-name="T10">&lt;</text:span><text:span text:style-name="T12">id</text:span><text:span text:style-name="T10">&gt;989776&lt;/</text:span><text:span text:style-name="T12">id</text:span><text:span text:style-name="T10">&gt;</text:span></text:p>
          <text:p text:style-name="P10"><text:span text:style-name="T10"><text:tab/></text:span><text:span text:style-name="T10">&lt;</text:span><text:span text:style-name="T12">navn</text:span><text:span text:style-name="T10">&gt;Åge Hansen&lt;/</text:span><text:span text:style-name="T12">navn</text:span><text:span text:style-name="T10">&gt;</text:span></text:p>
          <text:p text:style-name="P10"><text:span text:style-name="T10">&lt;/</text:span><text:span text:style-name="T12">kunde</text:span><text:span text:style-name="T10">&gt;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xml:id="id7" draw:id="id7" draw:layer="layout" svg:width="10cm" svg:height="6cm" svg:x="9.001cm" svg:y="14.7cm">
          <text:p text:style-name="P10"><text:span text:style-name="T10">&lt;?xml version="1.0"?&gt;</text:span></text:p>
          <text:p text:style-name="P10"><text:span text:style-name="T10">&lt;</text:span><text:span text:style-name="T12">bestilling</text:span><text:span text:style-name="T10">&gt;</text:span></text:p>
          <text:p text:style-name="P10"><text:span text:style-name="T10"><text:tab/></text:span><text:span text:style-name="T10">&lt;</text:span><text:span text:style-name="T12">id</text:span><text:span text:style-name="T10">&gt;12345&lt;/</text:span><text:span text:style-name="T12">id</text:span><text:span text:style-name="T10">&gt;</text:span></text:p>
          <text:p text:style-name="P10"><text:span text:style-name="T10"><text:tab/></text:span><text:span text:style-name="T10">&lt;</text:span><text:span text:style-name="T12">navn</text:span><text:span text:style-name="T10">&gt;Kaffe Latte&lt;/</text:span><text:span text:style-name="T12">navn</text:span><text:span text:style-name="T10">&gt;</text:span></text:p>
          <text:p text:style-name="P10"><text:span text:style-name="T10"><text:tab/></text:span><text:span text:style-name="T10">&lt;</text:span><text:span text:style-name="T12">id</text:span><text:span text:style-name="T10">&gt;989776&lt;/</text:span><text:span text:style-name="T12">id</text:span><text:span text:style-name="T10">&gt;</text:span></text:p>
          <text:p text:style-name="P10"><text:span text:style-name="T10"><text:tab/></text:span><text:span text:style-name="T10">&lt;</text:span><text:span text:style-name="T12">navn</text:span><text:span text:style-name="T10">&gt;Åge Hansen&lt;/</text:span><text:span text:style-name="T12">navn</text:span><text:span text:style-name="T10">&gt;</text:span></text:p>
          <text:p text:style-name="P10"><text:span text:style-name="T10">&lt;/</text:span><text:span text:style-name="T12">bestilling</text:span><text:span text:style-name="T10">&gt;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5.901cm" svg:y1="16.9cm" svg:x2="9.901cm" svg:y2="16.9cm">
          <text:p/>
        </draw:line>
        <draw:line draw:style-name="gr19" draw:text-style-name="P4" draw:layer="layout" svg:x1="5.901cm" svg:y1="18.4cm" svg:x2="9.901cm" svg:y2="18.4cm">
          <text:p/>
        </draw:line>
        <draw:line draw:style-name="gr20" draw:text-style-name="P4" draw:layer="layout" svg:x1="5.901cm" svg:y1="17.7cm" svg:x2="9.901cm" svg:y2="17.7cm">
          <text:p/>
        </draw:line>
        <draw:line draw:style-name="gr20" draw:text-style-name="P4" draw:layer="layout" svg:x1="5.901cm" svg:y1="19.2cm" svg:x2="9.901cm" svg:y2="19.2cm">
          <text:p/>
        </draw:line>
        <draw:frame draw:style-name="gr7" draw:text-style-name="P12" draw:layer="layout" svg:width="4cm" svg:height="4.036cm" svg:x="3.301cm" svg:y="15.8cm">
          <draw:text-box>
            <text:p><text:span text:style-name="T13">?</text:span></text:p>
          </draw:text-box>
        </draw:frame>
        <draw:custom-shape draw:style-name="gr21" draw:text-style-name="P8" xml:id="id5" draw:id="id5" draw:layer="layout" svg:width="1.5cm" svg:height="1.5cm" svg:x="13.251cm" svg:y="10.4cm">
          <text:p text:style-name="P4"><text:span text:style-name="T8">+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4" draw:layer="layout" svg:x1="11.504cm" svg:y1="9.695cm" svg:x2="13.251cm" svg:y2="11.15cm" draw:start-shape="id4" draw:start-glue-point="1" draw:end-shape="id5" draw:end-glue-point="5" svg:d="m11504 9695h874v1455h873">
          <text:p/>
        </draw:connector>
        <draw:connector draw:style-name="gr22" draw:text-style-name="P4" draw:layer="layout" svg:x1="16.501cm" svg:y1="9.697cm" svg:x2="14.751cm" svg:y2="11.15cm" draw:start-shape="id6" draw:start-glue-point="3" draw:end-shape="id5" draw:end-glue-point="7" svg:d="m16501 9697h-874v1453h-876">
          <text:p/>
        </draw:connector>
        <draw:connector draw:style-name="gr23" draw:text-style-name="P4" draw:layer="layout" svg:x1="14.001cm" svg:y1="11.9cm" svg:x2="14.001cm" svg:y2="14.7cm" draw:start-shape="id5" draw:start-glue-point="6" draw:end-shape="id7" svg:d="m14001 11900v2800">
          <text:p/>
        </draw:connector>
        <presentation:notes draw:style-name="dp4">
          <draw:page-thumbnail draw:style-name="gr3" draw:layer="layout" svg:width="14.848cm" svg:height="11.135cm" svg:x="3.075cm" svg:y="2.257cm" draw:page-number="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1.904cm" svg:x="1.4cm" svg:y="0.837cm" presentation:class="title">
          <draw:text-box>
            <text:p>Når bruker vi navnerom?</text:p>
          </draw:text-box>
        </draw:frame>
        <draw:frame presentation:style-name="pr15" draw:layer="layout" svg:width="25.199cm" svg:height="15.512cm" svg:x="1.4cm" svg:y="3.146cm" presentation:class="outline">
          <draw:text-box>
            <text:list text:style-name="L3">
              <text:list-item>
                <text:p>Eksempelet viser to forskjellige <text:span text:style-name="T14">'domener'</text:span></text:p>
              </text:list-item>
              <text:list-item>
                <text:p>For å unngå konflikt så får alle elementer en prefiks som identifiserer domenet elementer tilhører 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0" presentation:class="page"/>
          <draw:frame presentation:style-name="pr1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>
        <office:forms form:automatic-focus="false" form:apply-design-mode="false"/>
        <draw:frame presentation:style-name="pr5" draw:layer="layout" svg:width="25.199cm" svg:height="1.904cm" svg:x="1.4cm" svg:y="0.837cm" presentation:class="title">
          <draw:text-box>
            <text:p>Navnerom eksempel</text:p>
          </draw:text-box>
        </draw:frame>
        <draw:custom-shape draw:style-name="gr18" draw:text-style-name="P13" draw:layer="layout" svg:width="22.87cm" svg:height="15.941cm" svg:x="2.694cm" svg:y="3.086cm">
          <text:p text:style-name="P10"><text:span text:style-name="T15">&lt;?xml version="1.0" encoding="UTF-8"?&gt;</text:span></text:p>
          <text:p text:style-name="P10"><text:span text:style-name="T8"/></text:p>
          <text:p text:style-name="P10"><text:span text:style-name="T15">&lt;</text:span><text:span text:style-name="T16">bestilling</text:span><text:span text:style-name="T17"> </text:span></text:p>
          <text:p text:style-name="P10"><text:span text:style-name="T17"><text:tab/></text:span><text:span text:style-name="T15">xmlns</text:span><text:span text:style-name="T18">:ks</text:span><text:span text:style-name="T15">="</text:span><text:span text:style-name="T19">http://www.kdrs.no/xmlns/kaffe_sort</text:span><text:span text:style-name="T15">"</text:span></text:p>
          <text:p text:style-name="P10"><text:span text:style-name="T17"><text:tab/></text:span><text:span text:style-name="T15">xmlns</text:span><text:span text:style-name="T18">:kunde</text:span><text:span text:style-name="T15">="</text:span><text:span text:style-name="T19">http://www.kdrs.no/xmlns/kunde</text:span><text:span text:style-name="T15">"&gt;</text:span></text:p>
          <text:p text:style-name="P10"><text:span text:style-name="T8"/></text:p>
          <text:p text:style-name="P10"><text:span text:style-name="T17"><text:tab/></text:span><text:span text:style-name="T15">&lt;</text:span><text:span text:style-name="T18">ks:</text:span><text:span text:style-name="T16">id</text:span><text:span text:style-name="T15">&gt;</text:span><text:span text:style-name="T20">12345</text:span><text:span text:style-name="T15">&lt;/</text:span><text:span text:style-name="T18">ks:</text:span><text:span text:style-name="T16">id</text:span><text:span text:style-name="T15">&gt;</text:span></text:p>
          <text:p text:style-name="P10"><text:span text:style-name="T17"><text:tab/></text:span><text:span text:style-name="T15">&lt;</text:span><text:span text:style-name="T18">ks:</text:span><text:span text:style-name="T16">navn</text:span><text:span text:style-name="T15">&gt;</text:span><text:span text:style-name="T20">Kaffe Latte</text:span><text:span text:style-name="T15">&lt;/</text:span><text:span text:style-name="T18">ks:</text:span><text:span text:style-name="T16">navn</text:span><text:span text:style-name="T15">&gt;</text:span></text:p>
          <text:p text:style-name="P10"><text:span text:style-name="T17"><text:tab/></text:span></text:p>
          <text:p text:style-name="P10"><text:span text:style-name="T17"><text:tab/></text:span><text:span text:style-name="T15">&lt;</text:span><text:span text:style-name="T18">kunde</text:span><text:span text:style-name="T15">:</text:span><text:span text:style-name="T16">id</text:span><text:span text:style-name="T15">&gt;</text:span><text:span text:style-name="T20">989776</text:span><text:span text:style-name="T15">&lt;/</text:span><text:span text:style-name="T18">kunde</text:span><text:span text:style-name="T15">:</text:span><text:span text:style-name="T16">id</text:span><text:span text:style-name="T15">&gt;</text:span></text:p>
          <text:p text:style-name="P10"><text:span text:style-name="T15"><text:tab/></text:span><text:span text:style-name="T15">&lt;</text:span><text:span text:style-name="T18">kunde</text:span><text:span text:style-name="T15">:</text:span><text:span text:style-name="T16">navn</text:span><text:span text:style-name="T15">&gt;</text:span><text:span text:style-name="T20">Åge Hansen</text:span><text:span text:style-name="T15">&lt;/</text:span><text:span text:style-name="T18">kunde</text:span><text:span text:style-name="T15">:</text:span><text:span text:style-name="T16">navn</text:span><text:span text:style-name="T15">&gt;</text:span></text:p>
          <text:p text:style-name="P10"><text:span text:style-name="T10"/></text:p>
          <text:p text:style-name="P10"><text:span text:style-name="T15">&lt;/</text:span><text:span text:style-name="T16">bestilling</text:span><text:span text:style-name="T15">&gt;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4.848cm" svg:height="11.135cm" svg:x="3.075cm" svg:y="2.257cm" draw:page-number="11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1.904cm" svg:x="1.4cm" svg:y="0.837cm" presentation:class="title">
          <draw:text-box>
            <text:p>XML navnerom</text:p>
          </draw:text-box>
        </draw:frame>
        <draw:frame presentation:style-name="pr6" draw:layer="layout" svg:width="25.199cm" svg:height="16.371cm" svg:x="1.4cm" svg:y="2.88cm" presentation:class="outline" presentation:user-transformed="true">
          <draw:text-box>
            <text:list text:style-name="L3">
              <text:list-item>
                <text:p>Syntaks: &lt;prefiks:element xmlns:prefiks="uri"&gt;</text:p>
                <text:list>
                  <text:list-item>
                    <text:p text:style-name="P7">Eksempel</text:p>
                    <text:p text:style-name="P7">&lt;<text:span text:style-name="T21">ark</text:span>:<text:span text:style-name="T6">arkiv</text:span> <text:span text:style-name="T22">xmlns</text:span>:<text:span text:style-name="T21">ark</text:span>="<text:span text:style-name="T23">http://www.kdrs.no/arkiv/</text:span>"&gt;</text:p>
                  </text:list-item>
                  <text:list-item>
                    <text:p>Betyr at elementet <text:span text:style-name="T6">arkiv</text:span> er definert med navnerommet <text:span text:style-name="T23">http://www.kdrs.no/arkiv/</text:span></text:p>
                    <text:list>
                      <text:list-item>
                        <text:p text:style-name="P7">Adressen http://www.kdrs.no/arkiv/ behøver ikke å finnes</text:p>
                      </text:list-item>
                      <text:list-item>
                        <text:p text:style-name="P7">Det brukes for å skape en unik verdi på</text:p>
                      </text:list-item>
                      <text:list-item>
                        <text:p text:style-name="P7">Kan også gi assosiasjoner til organisasjonen</text:p>
                      </text:list-item>
                    </text:list>
                  </text:list-item>
                  <text:list-item>
                    <text:p text:style-name="P7">I Noark 5 uttrekk bruker Riksarkivet</text:p>
                    <text:list>
                      <text:list-item>
                        <text:p text:style-name="P7"><text:a xlink:href="http://www.arkivverket.no/standarder/noark5/metadatakatalog">http://www.arkivverket.no/standarder/noark5/metadatakatalog</text:a></text:p>
                      </text:list-item>
                      <text:list-item>
                        <text:p text:style-name="P7">Som navnero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848cm" svg:height="11.135cm" svg:x="3.075cm" svg:y="2.257cm" draw:page-number="12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1.904cm" svg:x="1.4cm" svg:y="0.837cm" presentation:class="title">
          <draw:text-box>
            <text:p>XML navnerom</text:p>
          </draw:text-box>
        </draw:frame>
        <draw:frame presentation:style-name="pr6" draw:layer="layout" svg:width="25.199cm" svg:height="15.512cm" svg:x="1.4cm" svg:y="3.146cm" presentation:class="outline">
          <draw:text-box>
            <text:list text:style-name="L3">
              <text:list-item>
                <text:p>Hvis du vet at du bare skal bruke innholdet i en lokal kontekst så trenger du ikke navnerom</text:p>
              </text:list-item>
              <text:list-item>
                <text:p>Brukes når du blander fra forskjellige 'domener'</text:p>
                <text:list>
                  <text:list-item>
                    <text:p>Ikke bare to domener som i eksempelet</text:p>
                  </text:list-item>
                </text:list>
              </text:list-item>
              <text:list-item>
                <text:p>Blander betyr ikke nødvendigvis at vi skal lage en XML som i eksempelet</text:p>
              </text:list-item>
              <text:list-item>
                <text:p>Det holder at vi må skille internt i organisasjonen</text:p>
                <text:list>
                  <text:list-item>
                    <text:p>Feks internt i depot ønsker vi å skille mellom Noark 3 / Noark 4 og Noark 5 uttrekk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o_20_Logo" presentation:presentation-page-layout-name="AL2T1">
        <office:forms form:automatic-focus="false" form:apply-design-mode="false"/>
        <draw:frame presentation:style-name="pr8" draw:layer="layout" svg:width="25.199cm" svg:height="1.904cm" svg:x="1.4cm" svg:y="0.837cm" presentation:class="title">
          <draw:text-box>
            <text:p>Navnerom</text:p>
          </draw:text-box>
        </draw:frame>
        <draw:custom-shape draw:style-name="gr18" draw:text-style-name="P14" draw:layer="layout" svg:width="28cm" svg:height="11.192cm" svg:x="0cm" svg:y="5.55cm">
          <text:p text:style-name="P10"><text:span text:style-name="T24">&lt;?xml version="1.0" encoding="UTF-8"?&gt;</text:span></text:p>
          <text:p text:style-name="P10"><text:span text:style-name="T25"/></text:p>
          <text:p text:style-name="P10"><text:span text:style-name="T24">&lt;</text:span><text:span text:style-name="T26">bestilling</text:span><text:span text:style-name="T24">&gt;</text:span></text:p>
          <text:p text:style-name="P10"><text:span text:style-name="T25"/></text:p>
          <text:p text:style-name="P10"><text:span text:style-name="T24"><text:s text:c="2"/></text:span><text:span text:style-name="T24">&lt;</text:span><text:span text:style-name="T27">{http://www.kdrs.no/xmlns/kaffe_sort}</text:span><text:span text:style-name="T26">id</text:span><text:span text:style-name="T24">&gt; </text:span><text:span text:style-name="T28">12345 </text:span><text:span text:style-name="T24">&lt;/</text:span><text:span text:style-name="T27">{http://www.kdrs.no/xmlns/kaffe_sort}</text:span><text:span text:style-name="T26">id</text:span><text:span text:style-name="T24">&gt;</text:span></text:p>
          <text:p><text:span text:style-name="T24"><text:s text:c="2"/></text:span><text:span text:style-name="T24">&lt;</text:span><text:span text:style-name="T27">{</text:span><text:span text:style-name="T21">h</text:span><text:span text:style-name="T27">ttp://www.kdrs.no/xmlns/kaffe_sort}</text:span><text:span text:style-name="T26">navn</text:span><text:span text:style-name="T24">&gt; </text:span><text:span text:style-name="T28">Kaffe Latte </text:span><text:span text:style-name="T24">&lt;/</text:span><text:span text:style-name="T27">{http://www.kdrs.no/xmlns/kaffe_sort}</text:span><text:span text:style-name="T26">navn</text:span><text:span text:style-name="T24">&gt;</text:span></text:p>
          <text:p text:style-name="P10"><text:span text:style-name="T25"><text:tab/></text:span></text:p>
          <text:p text:style-name="P10"><text:span text:style-name="T24"><text:s text:c="2"/></text:span><text:span text:style-name="T24">&lt;</text:span><text:span text:style-name="T27">{http://www.kdrs.no/xmlns/kunde}</text:span><text:span text:style-name="T26">id</text:span><text:span text:style-name="T24">&gt;</text:span><text:span text:style-name="T28">989776</text:span><text:span text:style-name="T24">&lt;/</text:span><text:span text:style-name="T27">{http://www.kdrs.no/xmlns/kunde}</text:span><text:span text:style-name="T26">id</text:span><text:span text:style-name="T24">&gt;</text:span></text:p>
          <text:p text:style-name="P10"><text:span text:style-name="T24"><text:s text:c="2"/></text:span><text:span text:style-name="T24">&lt;</text:span><text:span text:style-name="T27">{http://www.kdrs.no/xmlns/kunde}</text:span><text:span text:style-name="T26">navn</text:span><text:span text:style-name="T24">&gt;</text:span><text:span text:style-name="T28">Åge Hansen</text:span><text:span text:style-name="T24">&lt;/</text:span><text:span text:style-name="T27">{http://www.kdrs.no/xmlns/kunde}</text:span><text:span text:style-name="T26">navn</text:span><text:span text:style-name="T24">&gt;</text:span></text:p>
          <text:p text:style-name="P10"><text:span text:style-name="T24"/></text:p>
          <text:p text:style-name="P10"><text:span text:style-name="T24">&lt;/</text:span><text:span text:style-name="T26">bestilling</text:span><text:span text:style-name="T24">&gt;</text:span></text:p>
          <draw:enhanced-geometry svg:viewBox="0 0 21600 21600" draw:type="rectangle" draw:enhanced-path="M 0 0 L 21600 0 21600 21600 0 21600 0 0 Z N"/>
        </draw:custom-shape>
        <draw:frame presentation:style-name="pr9" draw:layer="layout" svg:width="25.199cm" svg:height="16.378cm" svg:x="1.4cm" svg:y="3.17cm" presentation:class="outline" presentation:user-transformed="true">
          <draw:text-box>
            <text:list text:style-name="L3">
              <text:list-item>
                <text:p>Vi har egentlig gjort følgende når vi bruker navnerom</text:p>
                <text:p/>
                <text:p/>
                <text:p/>
                <text:p/>
                <text:p/>
                <text:p/>
                <text:p>..... men dette er ikke lett å lese</text:p>
              </text:list-item>
            </text:list>
          </draw:text-box>
        </draw:frame>
        <draw:frame draw:style-name="gr24" draw:text-style-name="P15" draw:layer="layout" svg:width="15.258cm" svg:height="0.962cm" svg:x="12.504cm" svg:y="19.867cm">
          <draw:text-box>
            <text:p><text:span text:style-name="T29">Dette er for illustrasjon, dette er ikke en riktig xml fil</text:span></text:p>
          </draw:text-box>
        </draw:frame>
        <presentation:notes draw:style-name="dp4">
          <draw:page-thumbnail draw:style-name="gr3" draw:layer="layout" svg:width="14.848cm" svg:height="11.135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9" draw:text-style-name="P7" draw:layer="layout" svg:width="25.199cm" svg:height="1.904cm" svg:x="1.4cm" svg:y="0.837cm" presentation:class="title">
          <draw:text-box>
            <text:p>Ulemper/Kritikk av XML</text:p>
          </draw:text-box>
        </draw:frame>
        <draw:frame presentation:style-name="pr20" draw:text-style-name="P18" draw:layer="layout" svg:width="25.199cm" svg:height="16.41cm" svg:x="1.4cm" svg:y="2.88cm" presentation:class="outline" presentation:user-transformed="true">
          <draw:text-box>
            <text:list text:style-name="L3">
              <text:list-item>
                <text:p text:style-name="P7"><text:span text:style-name="T30">Unødvendig!</text:span></text:p>
              </text:list-item>
              <text:list-item>
                <text:p text:style-name="P7"><text:span text:style-name="T30">For <text:s/>mye markeringdata</text:span></text:p>
                <text:list>
                  <text:list-item>
                    <text:p text:style-name="P7"><text:span text:style-name="T30">Filstørrelsen større en nødvendig</text:span></text:p>
                    <text:list>
                      <text:list-item>
                        <text:p text:style-name="P7"><text:span text:style-name="T30">Kan være et problem der det er begrenset bredbånd / Internet koster mye (?)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31">&lt;</text:span><text:span text:style-name="T32">person</text:span><text:span text:style-name="T31">&gt; </text:span></text:p>
            <text:p text:style-name="P17"><text:span text:style-name="T31">&lt;</text:span><text:span text:style-name="T32">fornavn</text:span><text:span text:style-name="T31">&gt; Hans &lt;/</text:span><text:span text:style-name="T32">fornavn</text:span><text:span text:style-name="T31">&gt;</text:span></text:p>
            <text:p text:style-name="P17"><text:span text:style-name="T31">&lt;</text:span><text:span text:style-name="T32">etternavn</text:span><text:span text:style-name="T31">&gt;Hansen&lt;/</text:span><text:span text:style-name="T32">etternavn</text:span><text:span text:style-name="T31">&gt;</text:span></text:p>
            <text:p text:style-name="P17"><text:span text:style-name="T31">&lt;</text:span><text:span text:style-name="T32">alder</text:span><text:span text:style-name="T31">&gt;45&lt;/</text:span><text:span text:style-name="T32">alder</text:span><text:span text:style-name="T31">&gt;</text:span></text:p>
            <text:p text:style-name="P16"><text:span text:style-name="T31">&lt;/</text:span><text:span text:style-name="T32">person</text:span><text:span text:style-name="T31">&gt;</text:span></text:p>
            <text:p text:style-name="P16"><text:span text:style-name="T31"/></text:p>
            <text:p text:style-name="P16"><text:span text:style-name="T31">(</text:span><text:span text:style-name="T32">person</text:span><text:span text:style-name="T31"> </text:span></text:p>
            <text:p text:style-name="P17"><text:span text:style-name="T32">fornavn</text:span><text:span text:style-name="T31">(Hans) </text:span></text:p>
            <text:p text:style-name="P17"><text:span text:style-name="T32">etternavn</text:span><text:span text:style-name="T31">(Hansen) </text:span></text:p>
            <text:p text:style-name="P17"><text:span text:style-name="T32">alder</text:span><text:span text:style-name="T31">(45)</text:span></text:p>
            <text:p text:style-name="P17"><text:span text:style-name="T31">)</text:span></text:p>
          </draw:text-box>
        </draw:frame>
        <draw:g>
          <draw:custom-shape draw:style-name="gr25" draw:text-style-name="P4" draw:layer="layout" svg:width="1cm" svg:height="4.5cm" svg:x="13.6cm" svg:y="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6" draw:text-style-name="P19" draw:layer="layout" svg:width="3cm" svg:height="0.962cm" svg:x="15.6cm" svg:y="10.7cm">
            <draw:text-box>
              <text:p><text:span text:style-name="T33">95</text:span><text:span text:style-name="T10"> tegn</text:span></text:p>
            </draw:text-box>
          </draw:frame>
        </draw:g>
        <draw:g>
          <draw:custom-shape draw:style-name="gr25" draw:text-style-name="P4" draw:layer="layout" svg:width="1cm" svg:height="4.5cm" svg:x="13.5cm" svg:y="14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7" draw:text-style-name="P19" draw:layer="layout" svg:width="3cm" svg:height="0.962cm" svg:x="15.5cm" svg:y="16.4cm">
            <draw:text-box>
              <text:p><text:span text:style-name="T33">61</text:span><text:span text:style-name="T10"> tegn</text:span></text:p>
            </draw:text-box>
          </draw:frame>
        </draw:g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7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5" draw:layer="layout" svg:width="25.199cm" svg:height="1.904cm" svg:x="1.4cm" svg:y="0.837cm" presentation:class="title">
          <draw:text-box>
            <text:p>Fordeler</text:p>
          </draw:text-box>
        </draw:frame>
        <draw:frame presentation:style-name="pr6" draw:layer="layout" svg:width="25.199cm" svg:height="15.512cm" svg:x="1.4cm" svg:y="3.146cm" presentation:class="outline">
          <draw:text-box>
            <text:list text:style-name="L3">
              <text:list-item>
                <text:p>Markup er ren tekst og menneske lesbar</text:p>
              </text:list-item>
              <text:list-item>
                <text:p>Uavhengig av system, programvare og maskinvare</text:p>
              </text:list-item>
              <text:list-item>
                <text:p>Ikke proprietær</text:p>
              </text:list-item>
              <text:list-item>
                <text:p>(Relativt) enkel å implementere løsninger </text:p>
                <text:list>
                  <text:list-item>
                    <text:p>Importere fra / eksporter til database</text:p>
                  </text:list-item>
                  <text:list-item>
                    <text:p>Data er adskilt fra presentasjon </text:p>
                  </text:list-item>
                </text:list>
                <text:p/>
              </text:list-item>
            </text:list>
          </draw:text-box>
        </draw:frame>
        <presentation:notes draw:style-name="dp4">
          <draw:page-thumbnail draw:style-name="gr3" draw:layer="layout" svg:width="14.848cm" svg:height="11.135cm" svg:x="3.075cm" svg:y="2.257cm" draw:page-number="16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5" draw:layer="layout" svg:width="25.199cm" svg:height="1.904cm" svg:x="1.4cm" svg:y="0.837cm" presentation:class="title">
          <draw:text-box>
            <text:p>XML som arkivformat</text:p>
          </draw:text-box>
        </draw:frame>
        <draw:frame presentation:style-name="pr21" draw:layer="layout" svg:width="25.199cm" svg:height="16.565cm" svg:x="1.4cm" svg:y="2.88cm" presentation:class="outline" presentation:user-transformed="true">
          <draw:text-box>
            <text:list text:style-name="L3">
              <text:list-item>
                <text:p>XML brukt i bevaringssammenheng </text:p>
                <text:list>
                  <text:list-item>
                    <text:p>Avlevering til depot for Noark 5</text:p>
                  </text:list-item>
                  <text:list-item>
                    <text:p>DIAS spesifisere en nasjonal arkivpakkeformat som bygger veldig mye på XML</text:p>
                  </text:list-item>
                </text:list>
              </text:list-item>
              <text:list-item>
                <text:p>XML brukt i danningssammenheng</text:p>
                <text:list>
                  <text:list-item>
                    <text:p>Eksport/import til Noark kjerne</text:p>
                  </text:list-item>
                  <text:list-item>
                    <text:p>Utveksling av saksdokumentasjon (BEST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7" presentation:class="page"/>
          <draw:frame presentation:style-name="pr1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-1" draw:style="ellipsoid" draw:cx="44%" draw:cy="52%" draw:start-color="#404f5c" draw:end-color="#bedcdc" draw:start-intensity="100%" draw:end-intensity="100%" draw:angle="65" draw:border="34%"/>
    <draw:gradient draw:name="gradient-3" draw:style="ellipsoid" draw:cx="44%" draw:cy="52%" draw:start-color="#404f5c" draw:end-color="#bedcdc" draw:start-intensity="100%" draw:end-intensity="100%" draw:angle="3514" draw:border="34%"/>
    <draw:opacity draw:name="gradient-2" draw:style="ellipsoid" draw:cx="44%" draw:cy="52%" draw:start="84%" draw:end="100%" draw:angle="65" draw:border="34%"/>
    <draw:opacity draw:name="gradient-4" draw:style="ellipsoid" draw:cx="44%" draw:cy="52%" draw:start="84%" draw:end="100%" draw:angle="3514" draw:border="34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nb" fo:country="N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nb" fo:country="NO" style:letter-kerning="true" style:font-family-asian="'Lohit Hindi'" style:font-pitch-asian="variable" style:font-size-asian="12pt" style:language-asian="zh" style:country-asian="CN" style:font-family-complex="'Droid Sans Fallback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family-complex="'Droid Sans Fallback'" style:font-family-generic-complex="swiss" style:font-pitch-complex="variable" style:font-weight-complex="bold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_20_Logo-background" style:display-name="No Logo-background" style:family="presentation">
      <style:graphic-properties draw:stroke="none" draw:fill="none"/>
      <style:text-properties style:letter-kerning="true"/>
    </style:style>
    <style:style style:name="No_20_Logo-backgroundobjects" style:display-name="No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_20_Logo-notes" style:display-name="No Lo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_20_Logo-outline1" style:display-name="No Logo-outline1" style:family="presentation">
      <style:graphic-properties draw:stroke="none" draw:fill="none" draw:auto-grow-height="false" draw:fit-to-size="shrink-to-fit">
        <text:list-style style:name="No_20_Logo-outline1" style:display-name="No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Logo-outline2" style:display-name="No Logo-outline2" style:family="presentation" style:parent-style-name="No_20_Logo-outline1">
      <style:paragraph-properties fo:margin-top="0cm" fo:margin-bottom="0.4cm"/>
      <style:text-properties fo:font-size="28pt" style:font-size-asian="28pt" style:font-size-complex="28pt"/>
    </style:style>
    <style:style style:name="No_20_Logo-outline3" style:display-name="No Logo-outline3" style:family="presentation" style:parent-style-name="No_20_Logo-outline2">
      <style:paragraph-properties fo:margin-top="0cm" fo:margin-bottom="0.3cm"/>
      <style:text-properties fo:font-size="24pt" style:font-size-asian="24pt" style:font-size-complex="24pt"/>
    </style:style>
    <style:style style:name="No_20_Logo-outline4" style:display-name="No Logo-outline4" style:family="presentation" style:parent-style-name="No_20_Logo-outline3">
      <style:paragraph-properties fo:margin-top="0cm" fo:margin-bottom="0.2cm"/>
      <style:text-properties fo:font-size="20pt" style:font-size-asian="20pt" style:font-size-complex="20pt"/>
    </style:style>
    <style:style style:name="No_20_Logo-outline5" style:display-name="No Logo-outline5" style:family="presentation" style:parent-style-name="No_20_Logo-outline4">
      <style:paragraph-properties fo:margin-top="0cm" fo:margin-bottom="0.1cm"/>
      <style:text-properties fo:font-size="20pt" style:font-size-asian="20pt" style:font-size-complex="20pt"/>
    </style:style>
    <style:style style:name="No_20_Logo-outline6" style:display-name="No Logo-outline6" style:family="presentation" style:parent-style-name="No_20_Logo-outline5">
      <style:paragraph-properties fo:margin-top="0cm" fo:margin-bottom="0.1cm"/>
      <style:text-properties fo:font-size="20pt" style:font-size-asian="20pt" style:font-size-complex="20pt"/>
    </style:style>
    <style:style style:name="No_20_Logo-outline7" style:display-name="No Logo-outline7" style:family="presentation" style:parent-style-name="No_20_Logo-outline6">
      <style:paragraph-properties fo:margin-top="0cm" fo:margin-bottom="0.1cm"/>
      <style:text-properties fo:font-size="20pt" style:font-size-asian="20pt" style:font-size-complex="20pt"/>
    </style:style>
    <style:style style:name="No_20_Logo-outline8" style:display-name="No Logo-outline8" style:family="presentation" style:parent-style-name="No_20_Logo-outline7">
      <style:paragraph-properties fo:margin-top="0cm" fo:margin-bottom="0.1cm"/>
      <style:text-properties fo:font-size="20pt" style:font-size-asian="20pt" style:font-size-complex="20pt"/>
    </style:style>
    <style:style style:name="No_20_Logo-outline9" style:display-name="No Logo-outline9" style:family="presentation" style:parent-style-name="No_20_Logo-outline8">
      <style:paragraph-properties fo:margin-top="0cm" fo:margin-bottom="0.1cm"/>
      <style:text-properties fo:font-size="20pt" style:font-size-asian="20pt" style:font-size-complex="20pt"/>
    </style:style>
    <style:style style:name="No_20_Logo-subtitle" style:display-name="No Logo-subtitle" style:family="presentation">
      <style:graphic-properties draw:stroke="none" draw:fill="none" draw:textarea-vertical-align="middle">
        <text:list-style style:name="No_20_Logo-subtitle" style:display-name="No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Logo-title" style:display-name="No Logo-title" style:family="presentation">
      <style:graphic-properties draw:stroke="none" draw:fill="none" draw:textarea-vertical-align="middle">
        <text:list-style style:name="No_20_Logo-title" style:display-name="No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o_20_Logo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_20_Log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1.904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3.146cm" presentation:class="outline" presentation:placeholder="true">
        <draw:text-box/>
      </draw:frame>
      <draw:frame draw:name="Bilde 7" draw:style-name="Mgr3" draw:text-style-name="MP3" draw:layer="backgroundobjects" svg:width="24.897cm" svg:height="1.654cm" svg:x="1.456cm" svg:y="18.985cm">
        <draw:image xlink:href="Pictures/100000000000059B0000005FE7C77C31.jpg" xlink:type="simple" xlink:show="embed" xlink:actuate="onLoad">
          <text:p/>
        </draw:image>
      </draw:frame>
      <draw:frame presentation:style-name="Mpr1" draw:text-style-name="MP2" draw:layer="backgroundobjects" svg:width="6.523cm" svg:height="0.534cm" svg:x="21.29cm" svg:y="20.25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o_20_Logo" style:display-name="No Logo" style:page-layout-name="PM1" draw:style-name="Mdp1">
      <office:forms form:automatic-focus="false" form:apply-design-mode="false"/>
      <draw:frame presentation:style-name="No_20_Logo-title" draw:layer="backgroundobjects" svg:width="25.199cm" svg:height="1.904cm" svg:x="1.4cm" svg:y="0.837cm" presentation:class="title" presentation:placeholder="true">
        <draw:text-box/>
      </draw:frame>
      <draw:frame presentation:style-name="No_20_Logo-outline1" draw:layer="backgroundobjects" svg:width="25.199cm" svg:height="13.86cm" svg:x="1.4cm" svg:y="3.17cm" presentation:class="outline" presentation:placeholder="true">
        <draw:text-box/>
      </draw:frame>
      <presentation:notes style:page-layout-name="PM0">
        <draw:page-thumbnail presentation:style-name="No_20_Logo-title" draw:layer="backgroundobjects" svg:width="14.848cm" svg:height="11.135cm" svg:x="3.075cm" svg:y="2.257cm" presentation:class="page"/>
        <draw:frame presentation:style-name="No_20_Log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3.506cm" svg:x="1.4cm" svg:y="0.837cm" presentation:class="title" presentation:placeholder="true">
        <draw:text-box/>
      </draw:frame>
      <draw:frame presentation:style-name="Title-outline1" draw:layer="backgroundobjects" svg:width="25.199cm" svg:height="13.86cm" svg:x="1.4cm" svg:y="4.914cm" presentation:class="outline" presentation:placeholder="true">
        <draw:text-box/>
      </draw:frame>
      <draw:frame draw:name="Picture 2" draw:style-name="Mgr3" draw:text-style-name="MP3" draw:layer="backgroundobjects" svg:width="27.62cm" svg:height="21cm" svg:x="0.2cm" svg:y="0cm">
        <draw:image xlink:href="Pictures/10000000000005E200000479330430D4.jp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0.001cm" svg:height="0.001cm" svg:x="0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Sødring</meta:initial-creator>
    <meta:creation-date>2012-10-06T15:46:39</meta:creation-date>
    <dc:date>2012-10-08T20:27:04</dc:date>
    <dc:creator>Thomas Sødring</dc:creator>
    <meta:editing-duration>PT6H56M6S</meta:editing-duration>
    <meta:editing-cycles>11</meta:editing-cycles>
    <meta:generator>LibreOffice/3.4$Linux LibreOffice_project/340m1$Build-402</meta:generator>
    <meta:document-statistic meta:object-count="159"/>
  </office:meta>
</office:document-meta>
</file>